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Monofonto" svg:font-family="Monofonto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Monofonto" fo:font-size="11.5pt" style:font-size-asian="11.5pt" style:font-size-complex="11.5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 style:list-style-name="L1">
      <style:paragraph-properties fo:line-height="150%"/>
    </style:style>
    <style:style style:name="P7" style:family="paragraph" style:parent-style-name="Standard" style:list-style-name="L1">
      <style:paragraph-properties fo:line-height="150%"/>
    </style:style>
    <style:style style:name="P8" style:family="paragraph" style:parent-style-name="Standard" style:list-style-name="L1">
      <style:paragraph-properties fo:line-height="150%"/>
    </style:style>
    <style:style style:name="P9" style:family="paragraph" style:parent-style-name="Standard" style:list-style-name="L1">
      <style:paragraph-properties fo:line-height="150%"/>
    </style:style>
    <style:style style:name="P10" style:family="paragraph" style:parent-style-name="Standard" style:list-style-name="L1">
      <style:paragraph-properties fo:line-height="150%"/>
    </style:style>
    <style:style style:name="P11" style:family="paragraph" style:parent-style-name="Standard" style:list-style-name="L1">
      <style:paragraph-properties fo:line-height="150%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C514 – 1s2009 – laboratório 3</text:p>
      <text:p text:style-name="P2"/>
      <text:p text:style-name="P2">Rollercoaster</text:p>
      <text:p text:style-name="P4"/>
      <text:p text:style-name="P4"/>
      <text:p text:style-name="P4"/>
      <text:p text:style-name="P4">1- REQUISITOS DA MONTANHA RUSSA </text:p>
      <text:p text:style-name="P4"/>
      <text:list text:style-name="L1">
        <text:list-item>
          <text:p text:style-name="P5">Apenas um carro carrega por vez;</text:p>
        </text:list-item>
        <text:list-item>
          <text:p text:style-name="P5">Os passageiros só embarcam quando o carro estiver carregando;</text:p>
        </text:list-item>
        <text:list-item>
          <text:p text:style-name="P5">O carro só sai quando estiver cheio;</text:p>
        </text:list-item>
        <text:list-item>
          <text:p text:style-name="P5">Vários carros podem passear ao mesmo tempo;</text:p>
        </text:list-item>
        <text:list-item>
          <text:p text:style-name="P5">Os carros chegam na mesma ordem na qual sairam;</text:p>
        </text:list-item>
        <text:list-item>
          <text:p text:style-name="P5">Só um carro pode descarregar por vez;</text:p>
        </text:list-item>
        <text:list-item>
          <text:p text:style-name="P5">Os passageiros só desembarcam quando o carro estiver descarregando.</text:p>
        </text:list-item>
      </text:list>
      <text:p text:style-name="P4"/>
      <text:p text:style-name="P4"/>
      <text:p text:style-name="P4">2- ANIMAÇÃO</text:p>
      <text:p text:style-name="P4"/>
      <text:p text:style-name="P4">Esquema de 8 carros com capacidade para 5 pessoas: </text:p>
      <text:p text:style-name="P4"/>
      <text:p text:style-name="P3">/ <text:s text:c="22"/>Montanha Russa <text:s text:c="31"/>\ <text:s text:c="85"/></text:p>
      <text:p text:style-name="P3">| <text:s text:c="11"/>|entrada| <text:s text:c="47"/>| </text:p>
      <text:p text:style-name="P3">| <text:s text:c="11"/>| <text:s text:c="2"/>#__________________________________________________ <text:s/>| </text:p>
      <text:p text:style-name="P3">| <text:s text:c="11"/>| <text:s text:c="2"/>|\/\/\/\/\/\/\/\/\/\/\/\/\/\/\/\/\/\/\/\/\/\/\/\/\/ <text:s/>| </text:p>
      <text:p text:style-name="P3">| <text:s/>|ooooo| <text:s/>|_____| |_____| |_____| |_____| |_____| |_____| |_____| <text:s text:c="2"/>| </text:p>
      <text:p text:style-name="P3">|---o---o---=o===o===o===o===o===o===o===o===o===o===o===o===o===o=---| </text:p>
      <text:p text:style-name="P3">| <text:s text:c="53"/>|saida| <text:s text:c="2"/>| <text:s text:c="3"/>| </text:p>
      <text:p text:style-name="P3">| <text:s text:c="53"/>|_________| <text:s text:c="3"/>| </text:p>
      <text:p text:style-name="P3">\ <text:s text:c="68"/>/ </text:p>
      <text:p text:style-name="Standard"/>
      <text:p text:style-name="P4">Em cada figura, são mostrados os carros que estão aguardando, a fila de pessoas à espera por embarcar e a fila de pessoas que vão desembarcando. Quando um ou mais carros estão estão passeando, ele não é mostrado.</text:p>
      <text:p text:style-name="P4"><text:soft-page-break/>A animação tem tempos aleatórios e pode confundir. Pra ver tudo, é recomendável salvar a saída em um arquivo e ir percorrendo figura por figura. Além disso, se não houver próximos passageiros, o próximo carro simplesmente não é carregado e nada mais acontece (“deadlock”).</text:p>
      <text:p text:style-name="P4"/>
      <text:p text:style-name="P4"/>
      <text:p text:style-name="P4">3- IMPLEMENTAÇÃO</text:p>
      <text:p text:style-name="P1"/>
      <text:p text:style-name="P4">Utilizamos neste laboratório uma implementação com semáforos.</text:p>
      <text:p text:style-name="P4">Cada carro possui seu próprio semáforo: um na área de embarque e outro na de desembarque. Esses semáforos foram alocados em vetores.</text:p>
      <text:p text:style-name="P4">Há também um semáforo na entrada e na saída da montanha russa, controlando o acesso dos passageiros ao brinquedo e um para saber quando um carro está cheio ou vazio, permitindo assim sua movimentação.</text:p>
      <text:p text:style-name="P4"/>
      <text:p text:style-name="P4">Para garantir o embarque e desembarque de apenas um passageiro por vez, utilizamos mutexe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onofonto" svg:font-family="Monofonto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26T13:55:09</meta:creation-date>
    <dc:creator>Felipe Eltermann</dc:creator>
    <dc:date>2009-05-26T22:47:12</dc:date>
    <meta:editing-cycles>5</meta:editing-cycles>
    <meta:editing-duration>PT46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257" meta:character-count="2177"/>
  </office:meta>
</office:document-meta>
</file>